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P2" style:family="paragraph" style:parent-style-name="Standard">
      <style:paragraph-properties fo:line-height="150%" fo:text-align="justify" style:justify-single-word="false" style:text-autospace="none"/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P3" style:family="paragraph" style:parent-style-name="Standard">
      <style:paragraph-properties fo:line-height="150%" fo:text-align="justify" style:justify-single-word="false" style:text-autospace="none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T2" style:family="text">
      <style:text-properties style:font-name="Arial" fo:font-size="10pt" fo:language="de" fo:country="DE" style:font-name-asian="Arial" style:font-size-asian="10pt" style:font-name-complex="Arial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] http://schulen.freiepresse.de/gymnasiumolbernhau/informatik/algorithmen.htm <text:s text:c="3"/>(Definition: Algorithmus)</text:p>
      <text:p text:style-name="P1"/>
      <text:p text:style-name="P1">http://de.wikipedia.org/wiki/Algorithmus <text:s text:c="8"/><text:tab/><text:tab/><text:tab/> <text:s text:c="2"/>(Wortgeschichte etc.)</text:p>
      <text:p text:style-name="P1"/>
      <text:p text:style-name="P1">[2] http://de.wikipedia.org/wiki/Sortierverfahren <text:tab/> <text:s/><text:tab/> (Sortieralgorithmus - Effizienz)</text:p>
      <text:p text:style-name="P1"/>
      <text:p text:style-name="P1">[11] http://www.tfh-berlin.de/~kempfer/skript_c/Kap15.html <text:s text:c="23"/><text:tab/> <text:s text:c="2"/>(Effizienz)</text:p>
      <text:p text:style-name="P1"/>
      <text:p text:style-name="P1">[24] http://www.wollw.de/Sortieren/Sortieren.html<text:tab/><text:tab/><text:tab/> <text:s text:c="2"/>(Java Programm)</text:p>
      <text:p text:style-name="P1"/>
      <text:p text:style-name="P1">[3] http://de.wikipedia.org/wiki/Landau-Notation <text:tab/><text:tab/><text:tab/> <text:s text:c="2"/>(Landau-Notation)</text:p>
      <text:p text:style-name="P1"/>
      <text:p text:style-name="P1">http://algo-ss07.wikidot.com/system:list-all-pages<text:tab/><text:tab/><text:tab/> <text:s text:c="2"/>(Worst case etc)</text:p>
      <text:p text:style-name="P4"/>
      <text:p text:style-name="P3"><text:span text:style-name="T1">[5] http://algo-ss07.wikidot.com/kap1</text:span><text:span text:style-name="T2"><text:tab/><text:tab/><text:tab/> <text:s text:c="2"/>(Worst case etc.)</text:span></text:p>
      <text:p text:style-name="P2"/>
      <text:p text:style-name="P2">[4] http://de.wikipedia.org/wiki/Komplexit%C3%A4tstheorie<text:tab/><text:tab/> <text:s text:c="2"/>(Problemgröße etc.)</text:p>
      <text:p text:style-name="P2"/>
      <text:p text:style-name="P2">[6] http://de.wikipedia.org/wiki/Pseudocode<text:tab/><text:tab/><text:tab/> <text:s text:c="2"/>(Pseudocode)</text:p>
      <text:p text:style-name="P2"/>
      <text:p text:style-name="P2">[7] http://de.wikipedia.org/wiki/Array#Standard-Array<text:tab/><text:tab/> <text:s text:c="5"/>(Array)</text:p>
      <text:p text:style-name="P2"/>
      <text:p text:style-name="P2">[9] http://www.iti.fh-flensburg.de/lang/algorithmen/sortieren/index.htm [9}</text:p>
      <text:p text:style-name="P2"/>
      <text:p text:style-name="P2">[8] http://mandalex.manderby.com/s/sort.php<text:tab/><text:tab/> <text:s text:c="2"/>(Pseudocodes zu allen Sorts)</text:p>
      <text:p text:style-name="P2"/>
      <text:p text:style-name="P2">http://de.wikipedia.org/wiki/Insertionsort<text:tab/><text:tab/> <text:s text:c="2"/>(Insertionsort)</text:p>
      <text:p text:style-name="P2"/>
      <text:p text:style-name="P2">[10] http://www.wanginator.de/studium/applets/insertionsort_de.html<text:tab/> <text:s text:c="11"/>(Insertionsort Effizienz)</text:p>
      <text:p text:style-name="P2"/>
      <text:p text:style-name="P2">[12] http://www.stefan-baur.de/cs.algo.bubblesort.html<text:tab/><text:tab/>(Bubblesort)</text:p>
      <text:p text:style-name="P2"/>
      <text:p text:style-name="P2">[13] http://olli.informatik.uni-oldenburg.de/fpsort/Animation.html<text:tab/><text:tab/>(Bubblesort Animation)</text:p>
      <text:p text:style-name="P2">[14] http://www.stefan-baur.de/cs.algo.selectionsort.html<text:tab/><text:tab/>(Selectionsort)</text:p>
      <text:p text:style-name="P2">[15] http://www.animal.ahrgr.de/showAnimationDetails.php3?lang=de&amp;anim=102<text:tab/>(Selectionsort)</text:p>
      <text:p text:style-name="P2">[16] http://de.wikipedia.org/wiki/Selectionsort<text:tab/><text:tab/><text:tab/>(Selectionsort)</text:p>
      <text:p text:style-name="P2">[17] http://www.wanginator.de/studium/applets/quicksort_de.html<text:tab/>(Quicksort Applet)</text:p>
      <text:p text:style-name="P2">[18] http://www.stefan-baur.de/cs.algo.quicksort.html<text:tab/><text:tab/>(Quicksort)</text:p>
      <text:p text:style-name="P2">[19] http://de.wikipedia.org/wiki/Quicksort<text:tab/><text:tab/><text:tab/>(Quicksort)</text:p>
      <text:p text:style-name="P2">[20] http://www.inf.fh-flensburg.de/lang/algorithmen/sortieren/merge/merge.htm <text:tab/>(Mergesort)</text:p>
      <text:p text:style-name="P2">[21] http://www.linux-related.de/index.html?/coding/sort/sort_merge.htm <text:tab/><text:tab/>(Mergesort)</text:p>
      <text:p text:style-name="P2">[22] http://www.wanginator.de/studium/applets/mergesort_en.html<text:tab/><text:tab/>(Mergesort Applet)</text:p>
      <text:p text:style-name="P2">[23] http://en.wikipedia.org/wiki/Merge_sort<text:tab/><text:tab/><text:tab/> <text:s text:c="19"/>(Mergesort)</text:p>
      <text:p text:style-name="P2"/>
      <text:p text:style-name="P2"/>
      <text:p text:style-name="P2">http://galileocomputing.de/openbook/c_von_a_bis_z/c_024_002.htm#RxxobKap02400204002BF81F01518C <text:s text:c="7"/><text:soft-page-break/>(Allgemein Sortieralgorithmu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3T18:57:14</dc:date>
    <meta:editing-cycles>16</meta:editing-cycles>
    <meta:editing-duration>PT3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28" meta:character-count="2231"/>
  </office:meta>
</office:document-meta>
</file>